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5cm"/>
    </style:style>
    <style:style style:name="gr3" style:family="graphic" style:parent-style-name="standard">
      <style:graphic-properties draw:textarea-horizontal-align="justify" draw:textarea-vertical-align="middle" draw:auto-grow-height="false" fo:min-height="8.323cm" fo:min-width="11.247cm"/>
    </style:style>
    <style:style style:name="gr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349cm" fo:min-width="0.744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6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452cm" fo:min-width="8.365cm" fo:padding-top="0.143cm" fo:padding-bottom="0.143cm" fo:padding-left="0.263cm" fo:padding-right="0.263cm" fo:wrap-option="wrap" draw:shadow="hidden" draw:shadow-offset-x="0.071cm" draw:shadow-offset-y="0.071cm" draw:shadow-color="#808080" draw:shadow-opacity="100%" loext:softedge-radius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1cm" svg:x2="14.288cm" svg:y2="1cm">
          <text:p/>
        </draw:line>
        <draw:custom-shape draw:style-name="gr2" draw:text-style-name="P2" draw:layer="layout" svg:width="1cm" svg:height="1.27cm" svg:x="13.088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1.27cm" svg:x="13.089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1.27cm" svg:x="13.088cm" svg:y="2.9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1.27cm" svg:x="13.09cm" svg:y="6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1.27cm" svg:x="13.091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1.747cm" svg:height="8.573cm" svg:x="1cm" svg:y="1.317cm">
          <text:p/>
          <draw:enhanced-geometry svg:viewBox="0 0 21600 21600" draw:type="rectangle" draw:enhanced-path="M 0 0 L 21600 0 21600 21600 0 21600 0 0 Z N"/>
        </draw:custom-shape>
        <draw:custom-shape draw:name="Simple 1" draw:style-name="gr4" draw:text-style-name="P4" draw:layer="layout" svg:width="5.023cm" svg:height="2.511cm" svg:x="4.585cm" svg:y="4.204cm">
          <text:p text:style-name="P3"><text:span text:style-name="T1">Lorem, Ipsum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2" draw:style-name="gr5" draw:text-style-name="P4" draw:layer="layout" svg:width="1.269cm" svg:height="0.634cm" svg:x="6.398cm" svg:y="0.148cm">
          <text:p text:style-name="P3"><text:span text:style-name="T1">Nav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3" draw:style-name="gr6" draw:text-style-name="P4" draw:layer="layout" svg:width="8.89cm" svg:height="0.737cm" draw:transform="rotate (-1.5707963267949) translate (14.025cm 1cm)">
          <text:p text:style-name="P3"><text:span text:style-name="T1">New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28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29T10:29:11.670669186</meta:creation-date>
    <dc:date>2025-04-29T13:07:15.157876078</dc:date>
    <meta:editing-duration>PT1H27M42S</meta:editing-duration>
    <meta:editing-cycles>1</meta:editing-cycles>
    <meta:document-statistic meta:object-count="10"/>
    <meta:generator>LibreOffice/7.3.7.2$Linux_X86_64 LibreOffice_project/30$Build-2</meta:generator>
  </office:meta>
</office:document-meta>
</file>